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A40000089839898D8EC306B5C9.png" manifest:media-type="image/png"/>
  <manifest:file-entry manifest:full-path="Pictures/10000000000006A4000008982740F5275B389A45.png" manifest:media-type="image/png"/>
  <manifest:file-entry manifest:full-path="Pictures/10000000000006A400000898FCA78D2289791A9B.png" manifest:media-type="image/png"/>
  <manifest:file-entry manifest:full-path="Pictures/10000000000006A400000898DF1F73D2B2D05F3B.png" manifest:media-type="image/png"/>
  <manifest:file-entry manifest:full-path="Pictures/10000000000006A4000008984F3349B8CAFA5E4F.png" manifest:media-type="image/png"/>
  <manifest:file-entry manifest:full-path="Pictures/10000000000006A40000089874A65CAA4C9673B9.png" manifest:media-type="image/png"/>
  <manifest:file-entry manifest:full-path="Pictures/10000000000006A4000008989A4AD40A712A8356.png" manifest:media-type="image/png"/>
  <manifest:file-entry manifest:full-path="Pictures/10000000000006A4000008988DBC438A1232E26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0.26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12cm, 0cm, 14.038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4.481cm, 0cm, 5.15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3.145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9.737cm, 17.856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5.134cm, 0cm, 22.1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5.769cm, 0cm, 18.919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04cm, 42.898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46cm, 0cm, 22.836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5.344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977cm, 40.519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8.059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54cm, 0cm, 35.523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918cm, 0cm, 19.689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.366cm, 22.062cm, 13.157cm, 0.08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.366cm, -0.091cm, 13.157cm, 22.697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5.672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681cm, 0cm, 21.65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1.686cm, 50.193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4.828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0.113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3.53cm, 0cm, 0cm, 0cm)" draw:image-opacity="100%" style:mirror="none"/>
    </style:style>
    <style:style style:name="pr1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2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3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4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5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6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7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BLANK-note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21;p3" draw:style-name="gr1" draw:text-style-name="P1" draw:layer="layout" svg:width="19.917cm" svg:height="3.512cm" svg:x="2.741cm" svg:y="7.599cm">
          <draw:image xlink:href="Pictures/10000000000006A4000008988DBC438A1232E269.png" xlink:type="simple" xlink:show="embed" xlink:actuate="onLoad">
            <text:p/>
          </draw:image>
        </draw:frame>
        <presentation:notes draw:style-name="dp2">
          <draw:page-thumbnail draw:name="Google Shape;18;p1:notes" draw:style-name="gr2" draw:layer="layout" svg:width="18.621cm" svg:height="10.477cm" svg:x="1.482cm" svg:y="2.121cm" draw:page-number="1" presentation:class="page"/>
          <draw:frame draw:name="Google Shape;19;p1:notes" presentation:style-name="pr1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26;p4" draw:style-name="gr3" draw:text-style-name="P1" draw:layer="layout" svg:width="19.981cm" svg:height="16.331cm" svg:x="2.709cm" svg:y="1.359cm">
          <draw:image xlink:href="Pictures/10000000000006A4000008988DBC438A1232E269.png" xlink:type="simple" xlink:show="embed" xlink:actuate="onLoad">
            <text:p/>
          </draw:image>
        </draw:frame>
        <presentation:notes draw:style-name="dp2">
          <draw:page-thumbnail draw:name="Google Shape;23;g2c283a44d0e_0_4:notes" draw:style-name="gr2" draw:layer="layout" svg:width="18.622cm" svg:height="10.477cm" svg:x="1.482cm" svg:y="2.121cm" draw:page-number="2" presentation:class="page"/>
          <draw:frame draw:name="Google Shape;24;g2c283a44d0e_0_4:notes" presentation:style-name="pr2" draw:text-style-name="P2" draw:layer="layout" svg:width="17.272cm" svg:height="12.572cm" svg:x="2.161cm" svg:y="13.2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31;p5" draw:style-name="gr4" draw:text-style-name="P1" draw:layer="layout" svg:width="20.912cm" svg:height="4.069cm" svg:x="2.243cm" svg:y="1.822cm">
          <draw:image xlink:href="Pictures/10000000000006A4000008988DBC438A1232E269.png" xlink:type="simple" xlink:show="embed" xlink:actuate="onLoad">
            <text:p/>
          </draw:image>
        </draw:frame>
        <draw:frame draw:name="Google Shape;32;p5" draw:style-name="gr5" draw:text-style-name="P1" draw:layer="layout" svg:width="19.042cm" svg:height="10.841cm" svg:x="3.179cm" svg:y="5.891cm">
          <draw:image xlink:href="Pictures/10000000000006A4000008989A4AD40A712A8356.png" xlink:type="simple" xlink:show="embed" xlink:actuate="onLoad">
            <text:p/>
          </draw:image>
        </draw:frame>
        <presentation:notes draw:style-name="dp2">
          <draw:page-thumbnail draw:name="Google Shape;28;g2c283a44d0e_0_0:notes" draw:style-name="gr2" draw:layer="layout" svg:width="18.622cm" svg:height="10.477cm" svg:x="1.482cm" svg:y="2.121cm" draw:page-number="3" presentation:class="page"/>
          <draw:frame draw:name="Google Shape;29;g2c283a44d0e_0_0:notes" presentation:style-name="pr3" draw:text-style-name="P2" draw:layer="layout" svg:width="17.272cm" svg:height="12.572cm" svg:x="2.161cm" svg:y="13.26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37;p6" draw:style-name="gr6" draw:text-style-name="P1" draw:layer="layout" svg:width="10.143cm" svg:height="7.078cm" svg:x="2.332cm" svg:y="9.889cm">
          <draw:image xlink:href="Pictures/10000000000006A4000008989A4AD40A712A8356.png" xlink:type="simple" xlink:show="embed" xlink:actuate="onLoad">
            <text:p/>
          </draw:image>
        </draw:frame>
        <draw:frame draw:name="Google Shape;38;p6" draw:style-name="gr7" draw:text-style-name="P1" draw:layer="layout" svg:width="19.641cm" svg:height="4.768cm" svg:x="2.879cm" svg:y="2.128cm">
          <draw:image xlink:href="Pictures/10000000000006A4000008989A4AD40A712A8356.png" xlink:type="simple" xlink:show="embed" xlink:actuate="onLoad">
            <text:p/>
          </draw:image>
        </draw:frame>
        <draw:frame draw:name="Google Shape;39;p6" draw:style-name="gr8" draw:text-style-name="P1" draw:layer="layout" svg:width="20.297cm" svg:height="1.584cm" svg:x="2.77cm" svg:y="7.997cm">
          <draw:image xlink:href="Pictures/10000000000006A4000008989A4AD40A712A8356.png" xlink:type="simple" xlink:show="embed" xlink:actuate="onLoad">
            <text:p/>
          </draw:image>
        </draw:frame>
        <draw:frame draw:name="Google Shape;40;p6" draw:style-name="gr9" draw:text-style-name="P1" draw:layer="layout" svg:width="10.143cm" svg:height="5.909cm" svg:x="12.707cm" svg:y="9.889cm">
          <draw:image xlink:href="Pictures/10000000000006A40000089874A65CAA4C9673B9.png" xlink:type="simple" xlink:show="embed" xlink:actuate="onLoad">
            <text:p/>
          </draw:image>
        </draw:frame>
        <presentation:notes draw:style-name="dp2">
          <draw:page-thumbnail draw:name="Google Shape;34;p2:notes" draw:style-name="gr2" draw:layer="layout" svg:width="18.621cm" svg:height="10.477cm" svg:x="1.482cm" svg:y="2.121cm" draw:page-number="4" presentation:class="page"/>
          <draw:frame draw:name="Google Shape;35;p2:notes" presentation:style-name="pr4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45;p7" draw:style-name="gr10" draw:text-style-name="P1" draw:layer="layout" svg:width="18.698cm" svg:height="8.407cm" svg:x="3.526cm" svg:y="0.989cm">
          <draw:image xlink:href="Pictures/10000000000006A40000089874A65CAA4C9673B9.png" xlink:type="simple" xlink:show="embed" xlink:actuate="onLoad">
            <text:p/>
          </draw:image>
        </draw:frame>
        <draw:frame draw:name="Google Shape;46;p7" draw:style-name="gr11" draw:text-style-name="P1" draw:layer="layout" svg:width="14.758cm" svg:height="7.501cm" svg:x="3.792cm" svg:y="9.837cm">
          <draw:image xlink:href="Pictures/10000000000006A40000089874A65CAA4C9673B9.png" xlink:type="simple" xlink:show="embed" xlink:actuate="onLoad">
            <text:p/>
          </draw:image>
        </draw:frame>
        <draw:frame draw:name="Google Shape;47;p7" draw:style-name="gr12" draw:text-style-name="P1" draw:layer="layout" svg:width="9.255cm" svg:height="5.644cm" svg:x="13.438cm" svg:y="12.075cm">
          <draw:image xlink:href="Pictures/10000000000006A400000898DF1F73D2B2D05F3B.png" xlink:type="simple" xlink:show="embed" xlink:actuate="onLoad">
            <text:p/>
          </draw:image>
        </draw:frame>
        <presentation:notes draw:style-name="dp2">
          <draw:page-thumbnail draw:name="Google Shape;42;p3:notes" draw:style-name="gr2" draw:layer="layout" svg:width="18.621cm" svg:height="10.477cm" svg:x="1.482cm" svg:y="2.121cm" draw:page-number="5" presentation:class="page"/>
          <draw:frame draw:name="Google Shape;43;p3:notes" presentation:style-name="pr5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52;p8" draw:style-name="gr13" draw:text-style-name="P1" draw:layer="layout" svg:width="19.187cm" svg:height="8.39cm" svg:x="3.636cm" svg:y="1.405cm">
          <draw:image xlink:href="Pictures/10000000000006A400000898DF1F73D2B2D05F3B.png" xlink:type="simple" xlink:show="embed" xlink:actuate="onLoad">
            <text:p/>
          </draw:image>
        </draw:frame>
        <draw:frame draw:name="Google Shape;53;p8" draw:style-name="gr14" draw:text-style-name="P1" draw:layer="layout" svg:width="18.879cm" svg:height="8.125cm" svg:x="3.79cm" svg:y="9.362cm">
          <draw:image xlink:href="Pictures/10000000000006A4000008982740F5275B389A45.png" xlink:type="simple" xlink:show="embed" xlink:actuate="onLoad">
            <text:p/>
          </draw:image>
        </draw:frame>
        <presentation:notes draw:style-name="dp2">
          <draw:page-thumbnail draw:name="Google Shape;49;p4:notes" draw:style-name="gr2" draw:layer="layout" svg:width="18.621cm" svg:height="10.477cm" svg:x="1.482cm" svg:y="2.121cm" draw:page-number="6" presentation:class="page"/>
          <draw:frame draw:name="Google Shape;50;p4:notes" presentation:style-name="pr6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58;p9" draw:style-name="gr15" draw:text-style-name="P1" draw:layer="layout" svg:width="18.127cm" svg:height="8.301cm" svg:x="3.562cm" svg:y="0.926cm">
          <draw:image xlink:href="Pictures/10000000000006A400000898DF1F73D2B2D05F3B.png" xlink:type="simple" xlink:show="embed" xlink:actuate="onLoad">
            <text:p/>
          </draw:image>
        </draw:frame>
        <draw:frame draw:name="Google Shape;59;p9" draw:style-name="gr16" draw:text-style-name="P1" draw:layer="layout" svg:width="8.951cm" svg:height="8.896cm" svg:x="12.886cm" svg:y="9.228cm">
          <draw:image xlink:href="Pictures/10000000000006A4000008982740F5275B389A45.png" xlink:type="simple" xlink:show="embed" xlink:actuate="onLoad">
            <text:p/>
          </draw:image>
        </draw:frame>
        <draw:frame draw:name="Google Shape;60;p9" draw:style-name="gr17" draw:text-style-name="P1" draw:layer="layout" svg:width="8.773cm" svg:height="8.896cm" svg:x="3.852cm" svg:y="9.228cm">
          <draw:image xlink:href="Pictures/10000000000006A4000008982740F5275B389A45.png" xlink:type="simple" xlink:show="embed" xlink:actuate="onLoad">
            <text:p/>
          </draw:image>
        </draw:frame>
        <presentation:notes draw:style-name="dp2">
          <draw:page-thumbnail draw:name="Google Shape;55;g2c283a44d0e_0_22:notes" draw:style-name="gr2" draw:layer="layout" svg:width="18.622cm" svg:height="10.477cm" svg:x="1.482cm" svg:y="2.121cm" draw:page-number="7" presentation:class="page"/>
          <draw:frame draw:name="Google Shape;56;g2c283a44d0e_0_22:notes" presentation:style-name="pr7" draw:text-style-name="P2" draw:layer="layout" svg:width="17.272cm" svg:height="12.572cm" svg:x="2.161cm" svg:y="13.26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65;p10" draw:style-name="gr18" draw:text-style-name="P1" draw:layer="layout" svg:width="18.083cm" svg:height="4.907cm" svg:x="3.658cm" svg:y="0.885cm">
          <draw:image xlink:href="Pictures/10000000000006A4000008982740F5275B389A45.png" xlink:type="simple" xlink:show="embed" xlink:actuate="onLoad">
            <text:p/>
          </draw:image>
        </draw:frame>
        <draw:frame draw:name="Google Shape;66;p10" draw:style-name="gr19" draw:text-style-name="P1" draw:layer="layout" svg:width="18.083cm" svg:height="10.403cm" svg:x="3.658cm" svg:y="7.963cm">
          <draw:image xlink:href="Pictures/10000000000006A4000008984F3349B8CAFA5E4F.png" xlink:type="simple" xlink:show="embed" xlink:actuate="onLoad">
            <text:p/>
          </draw:image>
        </draw:frame>
        <draw:frame draw:name="Google Shape;67;p10" draw:style-name="gr20" draw:text-style-name="P1" draw:layer="layout" svg:width="5.175cm" svg:height="3.038cm" svg:x="6.298cm" svg:y="4.743cm">
          <draw:image xlink:href="Pictures/10000000000006A4000008984F3349B8CAFA5E4F.png" xlink:type="simple" xlink:show="embed" xlink:actuate="onLoad">
            <text:p/>
          </draw:image>
        </draw:frame>
        <presentation:notes draw:style-name="dp2">
          <draw:page-thumbnail draw:name="Google Shape;62;p6:notes" draw:style-name="gr2" draw:layer="layout" svg:width="18.621cm" svg:height="10.477cm" svg:x="1.482cm" svg:y="2.121cm" draw:page-number="8" presentation:class="page"/>
          <draw:frame draw:name="Google Shape;63;p6:notes" presentation:style-name="pr8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72;p11" draw:style-name="gr21" draw:text-style-name="P1" draw:layer="layout" svg:width="18.64cm" svg:height="17.978cm" svg:x="3.38cm" svg:y="0.535cm">
          <draw:image xlink:href="Pictures/10000000000006A400000898FCA78D2289791A9B.png" xlink:type="simple" xlink:show="embed" xlink:actuate="onLoad">
            <text:p/>
          </draw:image>
        </draw:frame>
        <presentation:notes draw:style-name="dp2">
          <draw:page-thumbnail draw:name="Google Shape;69;p7:notes" draw:style-name="gr2" draw:layer="layout" svg:width="18.621cm" svg:height="10.477cm" svg:x="1.482cm" svg:y="2.121cm" draw:page-number="9" presentation:class="page"/>
          <draw:frame draw:name="Google Shape;70;p7:notes" presentation:style-name="pr9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77;p12" draw:style-name="gr22" draw:text-style-name="P1" draw:layer="layout" svg:width="19.012cm" svg:height="3.677cm" svg:x="3.194cm" svg:y="11.833cm">
          <draw:image xlink:href="Pictures/10000000000006A40000089839898D8EC306B5C9.png" xlink:type="simple" xlink:show="embed" xlink:actuate="onLoad">
            <text:p/>
          </draw:image>
        </draw:frame>
        <draw:frame draw:name="Google Shape;78;p12" draw:style-name="gr23" draw:text-style-name="P1" draw:layer="layout" svg:width="19.012cm" svg:height="6.671cm" svg:x="3.194cm" svg:y="3.539cm">
          <draw:image xlink:href="Pictures/10000000000006A400000898FCA78D2289791A9B.png" xlink:type="simple" xlink:show="embed" xlink:actuate="onLoad">
            <text:p/>
          </draw:image>
        </draw:frame>
        <presentation:notes draw:style-name="dp2">
          <draw:page-thumbnail draw:name="Google Shape;74;p8:notes" draw:style-name="gr2" draw:layer="layout" svg:width="18.621cm" svg:height="10.477cm" svg:x="1.482cm" svg:y="2.121cm" draw:page-number="10" presentation:class="page"/>
          <draw:frame draw:name="Google Shape;75;p8:notes" presentation:style-name="pr10" draw:text-style-name="P2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4;p2" presentation:style-name="Mpr1" draw:text-style-name="MP5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8.332cm" svg:height="8.332cm" svg:x="0cm" svg:y="0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